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3.81cm" svg:x="1.635cm" svg:y="3.54cm">
          <text:p text:style-name="P1">HV 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3.81cm" svg:x="6.715cm" svg:y="3.54cm">
          <text:p text:style-name="P1">DIM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3.81cm" svg:x="20.685cm" svg:y="3.54cm">
          <text:p text:style-name="P1">DC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3.81cm" svg:x="18.145cm" svg:y="3.54cm">
          <text:p text:style-name="P1">DIM</text:p>
          <text:p text:style-name="P1">Client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255cm" svg:y1="4.175cm" svg:x2="18.145cm" svg:y2="4.175cm">
          <text:p text:style-name="P1">Fast Monitor</text:p>
          <text:p text:style-name="P1"/>
        </draw:line>
        <draw:line draw:style-name="gr3" draw:text-style-name="P1" draw:layer="layout" svg:x1="9.255cm" svg:y1="5.445cm" svg:x2="18.145cm" svg:y2="5.445cm">
          <text:p text:style-name="P1">Slow Monitor</text:p>
          <text:p text:style-name="P1"/>
        </draw:line>
        <draw:line draw:style-name="gr4" draw:text-style-name="P1" draw:layer="layout" svg:x1="9.255cm" svg:y1="6.715cm" svg:x2="18.145cm" svg:y2="6.715cm">
          <text:p text:style-name="P1">Commands</text:p>
          <text:p text:style-name="P1"/>
        </draw:line>
        <draw:custom-shape draw:style-name="gr1" draw:text-style-name="P1" draw:layer="layout" svg:width="5.08cm" svg:height="1.905cm" svg:x="1.635cm" svg:y="9.255cm">
          <text:p text:style-name="P1">Hardwar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175cm" svg:y1="7.35cm" svg:x2="4.175cm" svg:y2="9.255cm">
          <text:p/>
        </draw:line>
        <draw:line draw:style-name="gr5" draw:text-style-name="P1" draw:layer="layout" svg:x1="4.81cm" svg:y1="9.255cm" svg:x2="4.81cm" svg:y2="7.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Evaldas J</meta:initial-creator>
    <meta:creation-date>2011-06-16T11:31:20</meta:creation-date>
    <dc:date>2011-06-16T11:36:34</dc:date>
    <dc:creator>Evaldas J</dc:creator>
    <meta:editing-duration>PT00H05M17S</meta:editing-duration>
    <meta:editing-cycles>2</meta:editing-cycles>
    <meta:generator>OpenOffice.org/3.1$Linux OpenOffice.org_project/310m19$Build-9420</meta:generator>
    <meta:document-statistic meta:object-count="10"/>
  </office:meta>
</office:document-meta>
</file>